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png" manifest:full-path="Pictures/100000000000001A0000001A2B588D58.png"/>
  <manifest:file-entry manifest:media-type="image/jpeg" manifest:full-path="Pictures/100000000000002E0000001E4C5920C8.jpg"/>
  <manifest:file-entry manifest:media-type="image/png" manifest:full-path="Pictures/100002010000001E0000001E4820C2E0.png"/>
  <manifest:file-entry manifest:media-type="image/png" manifest:full-path="Pictures/10000201000000200000002093D221BE.png"/>
  <manifest:file-entry manifest:media-type="image/jpeg" manifest:full-path="Pictures/100000000000002600000027025EC39E.jpg"/>
  <manifest:file-entry manifest:media-type="image/png" manifest:full-path="Pictures/1000000000000041000000473310504F.png"/>
  <manifest:file-entry manifest:media-type="" manifest:full-path="Pictures/20000007000041860000143F6721E68F.svm"/>
  <manifest:file-entry manifest:media-type="image/jpeg" manifest:full-path="Pictures/100000000000001F000000225693E46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style style:name="P10" style:family="paragraph" style:parent-style-name="Standard">
      <style:text-properties fo:color="#000000" style:font-name="Arial1" fo:font-size="10pt" style:font-name-asian="Arial1" style:font-size-asian="10pt" style:font-name-complex="Arial1" style:font-size-complex="10pt"/>
    </style:style>
    <style:style style:name="P11" style:family="paragraph" style:parent-style-name="Standard">
      <style:paragraph-properties style:text-autospace="none"/>
    </style:style>
    <style:style style:name="P12" style:family="paragraph" style:parent-style-name="Standard" style:list-style-name="L4">
      <style:paragraph-properties>
        <style:tab-stops/>
      </style:paragraph-properties>
    </style:style>
    <style:style style:name="P13" style:family="paragraph" style:parent-style-name="Text_20_body">
      <style:paragraph-properties fo:text-align="justify" style:justify-single-word="false" fo:orphans="2" fo:widows="2" style:writing-mode="lr-tb"/>
    </style:style>
    <style:style style:name="P14" style:family="paragraph" style:parent-style-name="Standard" style:list-style-name="L5">
      <style:paragraph-properties>
        <style:tab-stops/>
      </style:paragraph-properties>
    </style:style>
    <style:style style:name="P15"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6" style:family="paragraph" style:parent-style-name="Standard" style:list-style-name="L6">
      <style:paragraph-properties>
        <style:tab-stops/>
      </style:paragraph-properties>
    </style:style>
    <style:style style:name="P17" style:family="paragraph" style:parent-style-name="Heading_20_2">
      <style:text-properties fo:font-weight="bold" style:font-weight-asian="bold" style:font-weight-complex="bold"/>
    </style:style>
    <style:style style:name="P18"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9"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2" style:family="paragraph" style:parent-style-name="Footer">
      <style:paragraph-properties fo:text-align="center" style:justify-single-word="false"/>
      <style:text-properties fo:color="#666666" fo:font-style="italic" style:font-style-asian="italic" style:font-style-complex="italic"/>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30"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31"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32"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33"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4" style:family="paragraph" style:parent-style-name="Standard">
      <style:text-properties fo:color="#000000" style:font-name="Arial1" fo:font-size="10pt" style:font-name-asian="Arial1" style:font-size-asian="10pt" style:font-name-complex="Arial1" style:font-size-complex="10pt"/>
    </style:style>
    <style:style style:name="P35" style:family="paragraph" style:parent-style-name="Standard">
      <style:paragraph-properties style:text-autospace="none"/>
    </style:style>
    <style:style style:name="P36" style:family="paragraph" style:parent-style-name="Standard">
      <style:text-properties fo:font-variant="normal" fo:text-transform="none" fo:color="#000000" style:font-name="sans-serif" fo:font-size="9.75pt" fo:letter-spacing="normal" fo:font-style="normal" fo:font-weight="bold"/>
    </style:style>
    <style:style style:name="P37" style:family="paragraph" style:parent-style-name="Text_20_body">
      <style:paragraph-properties fo:text-align="justify" style:justify-single-word="false" fo:orphans="2" fo:widows="2" style:writing-mode="lr-tb"/>
    </style:style>
    <style:style style:name="P38"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39" style:family="paragraph" style:parent-style-name="Standard" style:list-style-name="L1">
      <style:paragraph-properties>
        <style:tab-stops/>
      </style:paragraph-properties>
    </style:style>
    <style:style style:name="P40" style:family="paragraph" style:parent-style-name="Standard" style:list-style-name="L2">
      <style:paragraph-properties>
        <style:tab-stops/>
      </style:paragraph-properties>
    </style:style>
    <style:style style:name="P41" style:family="paragraph" style:parent-style-name="Standard" style:list-style-name="L4">
      <style:paragraph-properties>
        <style:tab-stops/>
      </style:paragraph-properties>
    </style:style>
    <style:style style:name="P42" style:family="paragraph" style:parent-style-name="Standard" style:list-style-name="L5">
      <style:paragraph-properties>
        <style:tab-stops/>
      </style:paragraph-properties>
    </style:style>
    <style:style style:name="P43" style:family="paragraph" style:parent-style-name="Standard" style:list-style-name="L6">
      <style:paragraph-properties>
        <style:tab-stops/>
      </style:paragraph-properties>
    </style:style>
    <style:style style:name="P44" style:family="paragraph" style:parent-style-name="Standard" style:list-style-name="L3"/>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WWNum3">
      <style:paragraph-properties fo:margin-left="0.053cm" fo:margin-right="0cm" fo:text-indent="0cm" style:auto-text-indent="false">
        <style:tab-stops/>
      </style:paragraph-properties>
    </style:style>
    <style:style style:name="P51" style:family="paragraph" style:parent-style-name="Standard" style:list-style-name="WWNum3">
      <style:paragraph-properties fo:margin-left="1.244cm" fo:margin-right="0cm" fo:text-indent="-1.191cm" style:auto-text-indent="false">
        <style:tab-stops/>
      </style:paragraph-properties>
    </style:style>
    <style:style style:name="P52" style:family="paragraph" style:parent-style-name="Standard" style:list-style-name="WWNum3">
      <style:paragraph-properties fo:margin-left="2.501cm" fo:margin-right="0cm" fo:text-indent="-1.191cm" style:auto-text-indent="false">
        <style:tab-stops/>
      </style:paragraph-properties>
    </style:style>
    <style:style style:name="P53" style:family="paragraph" style:parent-style-name="Standard" style:list-style-name="WWNum3">
      <style:paragraph-properties fo:margin-left="1.251cm" fo:margin-right="0cm" fo:text-indent="0cm" style:auto-text-indent="false">
        <style:tab-stops/>
      </style:paragraph-properties>
    </style:style>
    <style:style style:name="P54" style:family="paragraph" style:parent-style-name="Standard" style:list-style-name="L7">
      <style:paragraph-properties fo:margin-left="0cm" fo:margin-right="0cm" fo:text-indent="-0.635cm" style:auto-text-indent="false"/>
    </style:style>
    <style:style style:name="P55" style:family="paragraph" style:parent-style-name="Heading_20_2">
      <style:text-properties fo:font-weight="bold" style:font-weight-asian="bold" style:font-weight-complex="bold"/>
    </style:style>
    <style:style style:name="P56" style:family="paragraph" style:parent-style-name="Heading_20_3">
      <style:text-properties fo:font-style="italic" style:font-style-asian="italic" style:font-style-complex="italic"/>
    </style:style>
    <style:style style:name="P57"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58"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59" style:family="paragraph" style:parent-style-name="Referencia" style:list-style-name="L7"/>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alibri1"/>
    </style:style>
    <style:style style:name="T5" style:family="text">
      <style:text-properties style:use-window-font-color="tru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Calibri1"/>
    </style:style>
    <style:style style:name="T10" style:family="text">
      <style:text-properties style:use-window-font-color="true" fo:font-weight="bold" style:font-weight-asian="bold" style:font-weight-complex="bold"/>
    </style:style>
    <style:style style:name="T11" style:family="text">
      <style:text-properties style:use-window-font-color="true" style:font-name="Times New Roman1" fo:font-size="12pt"/>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F000000225693E46F.jpg" xlink:type="simple" xlink:actuate="onLoad" style:position="center center" style:repeat="no-repeat" draw:opacity="100%"/>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200000002093D221BE.png" xlink:type="simple" xlink:actuate="onLoad" style:position="center center" style:repeat="no-repeat" draw:opacity="100%"/>
        <style:columns fo:column-count="1" fo:column-gap="0cm"/>
      </style:graphic-properties>
    </style:style>
    <style:style style:name="fr4" style:family="graphic" style:parent-style-name="Frame">
      <style:graphic-properties style:run-through="foreground" style:wrap="parallel" style:number-wrapped-paragraphs="no-limit" style:vertical-pos="from-top" style:vertical-rel="paragraph" style:horizontal-pos="left" style:horizontal-rel="paragraph" fo:background-color="transparent" style:background-transparency="100%" fo:padding="0.15cm" fo:border="none">
        <style:background-image xlink:href="Pictures/100000000000002600000027025EC39E.jpg" xlink:type="simple" xlink:actuate="onLoad" style:position="center center" style:repeat="no-repeat" draw:opacity="100%"/>
        <style:columns fo:column-count="1" fo:column-gap="0c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A0000001A2B588D58.png" xlink:type="simple" xlink:actuate="onLoad" style:position="center center" style:repeat="no-repeat" draw:opacity="100%"/>
        <style:columns fo:column-count="1" fo:column-gap="0cm"/>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1E0000001E4820C2E0.png" xlink:type="simple" xlink:actuate="onLoad" style:position="center center" style:repeat="no-repeat" draw:opacity="100%"/>
        <style:columns fo:column-count="1" fo:column-gap="0cm"/>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E0000001E4C5920C8.jpg" xlink:type="simple" xlink:actuate="onLoad" style:position="center center" style:repeat="no-repeat" draw:opacity="100%"/>
        <style:columns fo:column-count="1" fo:column-gap="0cm"/>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07926136" text:id="ct107926136">
          <text:insertion>
            <office:change-info>
              <dc:creator>Alba Neila</dc:creator>
              <dc:date>2013-11-19T22:52:00</dc:date>
            </office:change-info>
          </text:insertion>
        </text:changed-region>
        <text:changed-region xml:id="ct107926240" text:id="ct107926240">
          <text:insertion>
            <office:change-info>
              <dc:creator>Alba Neila</dc:creator>
              <dc:date>2013-11-19T22:53:00</dc:date>
            </office:change-info>
          </text:insertion>
        </text:changed-region>
        <text:changed-region xml:id="ct107926344" text:id="ct107926344">
          <text:insertion>
            <office:change-info>
              <dc:creator>Alba Neila</dc:creator>
              <dc:date>2013-11-19T22:53:00</dc:date>
            </office:change-info>
          </text:insertion>
        </text:changed-region>
        <text:changed-region xml:id="ct108099320" text:id="ct108099320">
          <text:insertion>
            <office:change-info>
              <dc:creator>Alba Neila</dc:creator>
              <dc:date>2013-11-19T22:54:00</dc:date>
            </office:change-info>
          </text:insertion>
        </text:changed-region>
        <text:changed-region xml:id="ct108099424" text:id="ct108099424">
          <text:insertion>
            <office:change-info>
              <dc:creator>Alba Neila</dc:creator>
              <dc:date>2013-11-19T22:55:00</dc:date>
            </office:change-info>
          </text:insertion>
        </text:changed-region>
        <text:changed-region xml:id="ct108099736" text:id="ct108099736">
          <text:insertion>
            <office:change-info>
              <dc:creator>Alba Neila</dc:creator>
              <dc:date>2013-11-20T10:57:00</dc:date>
            </office:change-info>
          </text:insertion>
        </text:changed-region>
        <text:changed-region xml:id="ct108099840" text:id="ct108099840">
          <text:insertion>
            <office:change-info>
              <dc:creator>Alba Neila</dc:creator>
              <dc:date>2013-11-20T10:58:00</dc:date>
            </office:change-info>
          </text:insertion>
        </text:changed-region>
        <text:changed-region xml:id="ct108100568" text:id="ct108100568">
          <text:insertion>
            <office:change-info>
              <dc:creator>Alba Neila</dc:creator>
              <dc:date>2013-11-20T11:47:00</dc:date>
            </office:change-info>
          </text:insertion>
        </text:changed-region>
        <text:changed-region xml:id="ct108100672" text:id="ct108100672">
          <text:insertion>
            <office:change-info>
              <dc:creator>Alba Neila</dc:creator>
              <dc:date>2013-11-20T11:47:00</dc:date>
            </office:change-info>
          </text:insertion>
        </text:changed-region>
        <text:changed-region xml:id="ct107923432" text:id="ct107923432">
          <text:insertion>
            <office:change-info>
              <dc:creator>Alba Neila</dc:creator>
              <dc:date>2013-11-14T14:28:00</dc:date>
            </office:change-info>
          </text:insertion>
        </text:changed-region>
        <text:changed-region xml:id="ct107923848" text:id="ct107923848">
          <text:insertion>
            <office:change-info>
              <dc:creator>Alba Neila</dc:creator>
              <dc:date>2013-11-14T16:30:00</dc:date>
            </office:change-info>
          </text:insertion>
        </text:changed-region>
        <text:changed-region xml:id="ct107923952" text:id="ct107923952">
          <text:insertion>
            <office:change-info>
              <dc:creator>Alba Neila</dc:creator>
              <dc:date>2013-11-14T16:31:00</dc:date>
            </office:change-info>
          </text:insertion>
        </text:changed-region>
        <text:changed-region xml:id="ct107923536" text:id="ct107923536">
          <text:insertion>
            <office:change-info>
              <dc:creator>Alba Neila</dc:creator>
              <dc:date>2013-11-14T16:31:00</dc:date>
            </office:change-info>
          </text:insertion>
        </text:changed-region>
        <text:changed-region xml:id="ct107924056" text:id="ct107924056">
          <text:insertion>
            <office:change-info>
              <dc:creator>Alba Neila</dc:creator>
              <dc:date>2013-11-14T14:28:00</dc:date>
            </office:change-info>
          </text:insertion>
        </text:changed-region>
        <text:changed-region xml:id="ct107924160" text:id="ct107924160">
          <text:insertion>
            <office:change-info>
              <dc:creator>Alba Neila</dc:creator>
              <dc:date>2013-11-15T18:55:00</dc:date>
            </office:change-info>
          </text:insertion>
        </text:changed-region>
        <text:changed-region xml:id="ct107924264" text:id="ct107924264">
          <text:insertion>
            <office:change-info>
              <dc:creator>Alba Neila</dc:creator>
              <dc:date>2013-11-15T19:01:00</dc:date>
            </office:change-info>
          </text:insertion>
        </text:changed-region>
        <text:changed-region xml:id="ct107924368" text:id="ct107924368">
          <text:insertion>
            <office:change-info>
              <dc:creator>Alba Neila</dc:creator>
              <dc:date>2013-11-14T14:28:00</dc:date>
            </office:change-info>
          </text:insertion>
        </text:changed-region>
        <text:changed-region xml:id="ct107924472" text:id="ct107924472">
          <text:insertion>
            <office:change-info>
              <dc:creator>Alba Neila</dc:creator>
              <dc:date>2013-11-18T11:46:00</dc:date>
            </office:change-info>
          </text:insertion>
        </text:changed-region>
        <text:changed-region xml:id="ct107924576" text:id="ct107924576">
          <text:insertion>
            <office:change-info>
              <dc:creator>Alba Neila</dc:creator>
              <dc:date>2013-11-14T14:28:00</dc:date>
            </office:change-info>
          </text:insertion>
        </text:changed-region>
        <text:changed-region xml:id="ct107924680" text:id="ct107924680">
          <text:insertion>
            <office:change-info>
              <dc:creator>Alba Neila</dc:creator>
              <dc:date>2013-11-15T19:09:00</dc:date>
            </office:change-info>
          </text:insertion>
        </text:changed-region>
        <text:changed-region xml:id="ct107924784" text:id="ct107924784">
          <text:insertion>
            <office:change-info>
              <dc:creator>Alba Neila</dc:creator>
              <dc:date>2013-11-15T19:11:00</dc:date>
            </office:change-info>
          </text:insertion>
        </text:changed-region>
        <text:changed-region xml:id="ct107924888" text:id="ct107924888">
          <text:insertion>
            <office:change-info>
              <dc:creator>Alba Neila</dc:creator>
              <dc:date>2013-11-19T20:45:00</dc:date>
            </office:change-info>
          </text:insertion>
        </text:changed-region>
        <text:changed-region xml:id="ct107924992" text:id="ct107924992">
          <text:insertion>
            <office:change-info>
              <dc:creator>Alba Neila</dc:creator>
              <dc:date>2013-11-19T20:58:00</dc:date>
            </office:change-info>
          </text:insertion>
        </text:changed-region>
        <text:changed-region xml:id="ct107925096" text:id="ct107925096">
          <text:insertion>
            <office:change-info>
              <dc:creator>Alba Neila</dc:creator>
              <dc:date>2013-11-19T20:46:00</dc:date>
            </office:change-info>
          </text:insertion>
        </text:changed-region>
        <text:changed-region xml:id="ct107925200" text:id="ct107925200">
          <text:insertion>
            <office:change-info>
              <dc:creator>Alba Neila</dc:creator>
              <dc:date>2013-11-19T20:47:00</dc:date>
            </office:change-info>
          </text:insertion>
        </text:changed-region>
        <text:changed-region xml:id="ct107925304" text:id="ct107925304">
          <text:insertion>
            <office:change-info>
              <dc:creator>Alba Neila</dc:creator>
              <dc:date>2013-11-19T20:59:00</dc:date>
            </office:change-info>
          </text:insertion>
        </text:changed-region>
        <text:changed-region xml:id="ct107925408" text:id="ct107925408">
          <text:insertion>
            <office:change-info>
              <dc:creator>Alba Neila</dc:creator>
              <dc:date>2013-11-19T21:04:00</dc:date>
            </office:change-info>
          </text:insertion>
        </text:changed-region>
        <text:changed-region xml:id="ct107925512" text:id="ct107925512">
          <text:insertion>
            <office:change-info>
              <dc:creator>Alba Neila</dc:creator>
              <dc:date>2013-11-19T21:05:00</dc:date>
            </office:change-info>
          </text:insertion>
        </text:changed-region>
        <text:changed-region xml:id="ct107925616" text:id="ct107925616">
          <text:insertion>
            <office:change-info>
              <dc:creator>Alba Neila</dc:creator>
              <dc:date>2013-11-14T14:28:00</dc:date>
            </office:change-info>
          </text:insertion>
        </text:changed-region>
        <text:changed-region xml:id="ct107925720" text:id="ct107925720">
          <text:insertion>
            <office:change-info>
              <dc:creator>Alba Neila</dc:creator>
              <dc:date>2013-11-19T22:47:00</dc:date>
            </office:change-info>
          </text:insertion>
        </text:changed-region>
        <text:changed-region xml:id="ct107925824" text:id="ct107925824">
          <text:insertion>
            <office:change-info>
              <dc:creator>Alba Neila</dc:creator>
              <dc:date>2013-11-19T22:48:00</dc:date>
            </office:change-info>
          </text:insertion>
        </text:changed-region>
        <text:changed-region xml:id="ct107926032" text:id="ct107926032">
          <text:insertion>
            <office:change-info>
              <dc:creator>Alba Neila</dc:creator>
              <dc:date>2013-11-19T22:49:00</dc:date>
            </office:change-info>
          </text:insertion>
        </text:changed-region>
        <text:changed-region xml:id="ct108099528" text:id="ct108099528">
          <text:insertion>
            <office:change-info>
              <dc:creator>Alba Neila</dc:creator>
              <dc:date>2013-11-14T14:28:00</dc:date>
            </office:change-info>
          </text:insertion>
        </text:changed-region>
        <text:changed-region xml:id="ct108099632" text:id="ct108099632">
          <text:insertion>
            <office:change-info>
              <dc:creator>Alba Neila</dc:creator>
              <dc:date>2013-11-20T10:33:00</dc:date>
            </office:change-info>
          </text:insertion>
        </text:changed-region>
        <text:changed-region xml:id="ct108099944" text:id="ct108099944">
          <text:insertion>
            <office:change-info>
              <dc:creator>Alba Neila</dc:creator>
              <dc:date>2013-11-14T14:28:00</dc:date>
            </office:change-info>
          </text:insertion>
        </text:changed-region>
        <text:changed-region xml:id="ct108100048" text:id="ct108100048">
          <text:insertion>
            <office:change-info>
              <dc:creator>Alba Neila</dc:creator>
              <dc:date>2013-11-20T10:54:00</dc:date>
            </office:change-info>
          </text:insertion>
        </text:changed-region>
        <text:changed-region xml:id="ct108100152" text:id="ct108100152">
          <text:insertion>
            <office:change-info>
              <dc:creator>Alba Neila</dc:creator>
              <dc:date>2013-11-20T11:02:00</dc:date>
            </office:change-info>
          </text:insertion>
        </text:changed-region>
        <text:changed-region xml:id="ct108100256" text:id="ct108100256">
          <text:insertion>
            <office:change-info>
              <dc:creator>Alba Neila</dc:creator>
              <dc:date>2013-11-20T11:11:00</dc:date>
            </office:change-info>
          </text:insertion>
        </text:changed-region>
        <text:changed-region xml:id="ct108100360" text:id="ct108100360">
          <text:insertion>
            <office:change-info>
              <dc:creator>Alba Neila</dc:creator>
              <dc:date>2013-11-20T11:25:00</dc:date>
            </office:change-info>
          </text:insertion>
        </text:changed-region>
        <text:changed-region xml:id="ct108100464" text:id="ct108100464">
          <text:insertion>
            <office:change-info>
              <dc:creator>Alba Neila</dc:creator>
              <dc:date>2013-11-20T11:27:00</dc:date>
            </office:change-info>
          </text:insertion>
        </text:changed-region>
        <text:changed-region xml:id="ct108100776" text:id="ct108100776">
          <text:insertion>
            <office:change-info>
              <dc:creator>Alba Neila</dc:creator>
              <dc:date>2013-11-20T11:11:00</dc:date>
            </office:change-info>
          </text:insertion>
        </text:changed-region>
        <text:changed-region xml:id="ct108100880" text:id="ct108100880">
          <text:insertion>
            <office:change-info>
              <dc:creator>Alba Neila</dc:creator>
              <dc:date>2013-11-20T11:43:00</dc:date>
            </office:change-info>
          </text:insertion>
        </text:changed-region>
        <text:changed-region xml:id="ct108100984" text:id="ct108100984">
          <text:insertion>
            <office:change-info>
              <dc:creator>Alba Neila</dc:creator>
              <dc:date>2013-11-20T11:11:00</dc:date>
            </office:change-info>
          </text:insertion>
        </text:changed-region>
        <text:changed-region xml:id="ct108101088" text:id="ct108101088">
          <text:insertion>
            <office:change-info>
              <dc:creator>Alba Neila</dc:creator>
              <dc:date>2013-11-14T14:28:00</dc:date>
            </office:change-info>
          </text:insertion>
        </text:changed-region>
        <text:changed-region xml:id="ct108101192" text:id="ct108101192">
          <text:insertion>
            <office:change-info>
              <dc:creator>Alba Neila</dc:creator>
              <dc:date>2013-11-24T22:57:00</dc:date>
            </office:change-info>
          </text:insertion>
        </text:changed-region>
        <text:changed-region xml:id="ct108101504" text:id="ct108101504">
          <text:deletion>
            <office:change-info>
              <dc:creator>Alba Neila</dc:creator>
              <dc:date>2013-11-14T14:29:00</dc:date>
            </office:change-info>
            <text:h text:style-name="Heading_20_2" text:outline-level="2"><text:span text:style-name="T1">RF 1</text:span>: Se desarrollará una aplicación web que permita la realización de ejercicios de transcripción paleográfica.</text:h>
            <text:list xml:id="list5471737002361418725"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29519887"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4376463323458929655"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29504049" text:continue-list="list29519887"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git-scm]RF 7: Se deberán de recoger las estadísticas o evolución de los ejercicios que realicen los alumnos. Éstas deberán ser visibles por el profesor.</text:p>
              </text:list-item>
            </text:list>
            <text:h text:style-name="Heading_20_2" text:outline-level="2">Requisitos no funcionales</text:h>
            <text:list xml:id="list29499292"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4">git-smc</text:span>]RNF 5: Tecnologías: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29499543" text:continue-list="list4376463323458929655"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29512678" text:continue-list="list29499292"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2357396450218202436" text:style-name="L2">
              <text:list-item>
                <text:p text:style-name="P8">Código.</text:p>
              </text:list-item>
              <text:list-item>
                <text:p text:style-name="P8">Nombre.preparado</text:p>
              </text:list-item>
            </text:list>
            <text:list xml:id="list5650568547603208959" text:style-name="L3">
              <text:list-item>
                <text:p text:style-name="P9">Descripción. desde que se obtuvo el repositorioa</text:p>
              </text:list-item>
            </text:list>
            <text:p text:style-name="P10"><text:s/></text:p>
            <text:p text:style-name="P11">l</text:p>
            <text:p text:style-name="P11"/>
            <text:list xml:id="list29499763" text:continue-list="list2357396450218202436" text:style-name="L2">
              <text:list-item>
                <text:p text:style-name="P8">Profesor responsable. cada una de las versiones de una</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5519231604180780601" text:style-name="L4">
              <text:list-item>
                <text:p text:style-name="P12">Código.</text:p>
              </text:list-item>
              <text:list-item>
                <text:p text:style-name="P12">Nombre.</text:p>
              </text:list-item>
              <text:list-item>
                <text:p text:style-name="P12">Tipo de escritura (opcional).</text:p>
              </text:list-item>
              <text:list-item>
                <text:p text:style-name="P12">Fecha (opcional).</text:p>
              </text:list-item>
              <text:list-item>
                <text:p text:style-name="P12">Descripción.</text:p>
              </text:list-item>
              <text:list-item>
                <text:p text:style-name="P12">Nivel de dificultad (bajo, intermedio, alto).</text:p>
              </text:list-item>
              <text:list-item>
                <text:p text:style-name="P12">Imagen.</text:p>
              </text:list-item>
              <text:list-item>
                <text:p text:style-name="P12">Transcripción.</text:p>
              </text:list-item>
            </text:list>
            <text:p text:style-name="P13"><text:span text:style-name="T5">RI 4</text:span>: Para cada <text:span text:style-name="T3">colección</text:span> de documentos, se almacenará la siguiente información:</text:p>
            <text:list xml:id="list6020977322245151234" text:style-name="L5">
              <text:list-item>
                <text:p text:style-name="P14">Código.</text:p>
              </text:list-item>
              <text:list-item>
                <text:p text:style-name="P14">Nombre.</text:p>
              </text:list-item>
              <text:list-item>
                <text:p text:style-name="P14">Descripción.nu</text:p>
              </text:list-item>
              <text:list-item>
                <text:p text:style-name="P14">Orden de los documentos.</text:p>
              </text:list-item>
            </text:list>
            <text:p text:style-name="P13"><text:span text:style-name="T5">RI 5</text:span>: Para cada <text:span text:style-name="T3">ejercicio</text:span>, se almacenará la siguiente información:</text:p>
            <text:list xml:id="list5421385014367722643" text:style-name="L6">
              <text:list-item>
                <text:p text:style-name="P15">Código.</text:p>
              </text:list-item>
              <text:list-item>
                <text:p text:style-name="P16">Nivel de dificultad en la realización.</text:p>
              </text:list-item>
              <text:list-item>
                <text:p text:style-name="P16"><text:s/>Objetivo.</text:p>
              </text:list-item>
            </text:list>
            <text:h text:style-name="Heading_20_2" text:outline-level="2">Requisitos de Interfaz</text:h>
            <text:list xml:id="list29500369" text:continue-list="list29512678" text:style-name="WWNum3">
              <text:list-header>
                <text:p text:style-name="P1"><text:span text:style-name="T5">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108101400" text:id="ct108101400">
          <text:deletion>
            <office:change-info>
              <dc:creator>Alba Neila</dc:creator>
              <dc:date>2013-11-14T10:46:00</dc:date>
            </office:change-info>
            <text:h text:style-name="Heading_20_2" text:outline-level="2"/>
            <text:h text:style-name="P17" text:outline-level="2"/>
          </text:deletion>
        </text:changed-region>
        <text:changed-region xml:id="ct108101296" text:id="ct108101296">
          <text:deletion>
            <office:change-info>
              <dc:creator>Alba Neila</dc:creator>
              <dc:date>2013-11-14T14:29:00</dc:date>
            </office:change-info>
            <text:h text:style-name="Heading_20_1" text:outline-level="1">Especificación de Requisitos</text:h>
            <text:h text:style-name="Heading_20_2" text:outline-level="2">Requisitos funcionales</text:h>
          </text:deletion>
        </text:changed-region>
        <text:changed-region xml:id="ct108101608" text:id="ct108101608">
          <text:insertion>
            <office:change-info>
              <dc:creator>Alba Neila</dc:creator>
              <dc:date>2013-11-24T22:57:00</dc:date>
            </office:change-info>
          </text:insertion>
        </text:changed-region>
        <text:changed-region xml:id="ct108101712" text:id="ct108101712">
          <text:insertion>
            <office:change-info>
              <dc:creator>Alba Neila</dc:creator>
              <dc:date>2013-11-24T23:12:00</dc:date>
            </office:change-info>
          </text:insertion>
        </text:changed-region>
        <text:changed-region xml:id="ct108101816" text:id="ct108101816">
          <text:insertion>
            <office:change-info>
              <dc:creator>Alba Neila</dc:creator>
              <dc:date>2013-11-24T23:13:00</dc:date>
            </office:change-info>
          </text:insertion>
        </text:changed-region>
        <text:changed-region xml:id="ct108101920" text:id="ct108101920">
          <text:insertion>
            <office:change-info>
              <dc:creator>Alba Neila</dc:creator>
              <dc:date>2013-11-24T23:14:00</dc:date>
            </office:change-info>
          </text:insertion>
        </text:changed-region>
        <text:changed-region xml:id="ct108102024" text:id="ct108102024">
          <text:insertion>
            <office:change-info>
              <dc:creator>Alba Neila</dc:creator>
              <dc:date>2013-11-24T23:16:00</dc:date>
            </office:change-info>
          </text:insertion>
        </text:changed-region>
        <text:changed-region xml:id="ct108102128" text:id="ct108102128">
          <text:insertion>
            <office:change-info>
              <dc:creator>Alba Neila</dc:creator>
              <dc:date>2013-11-24T23:14:00</dc:date>
            </office:change-info>
          </text:insertion>
        </text:changed-region>
        <text:changed-region xml:id="ct108102232" text:id="ct108102232">
          <text:insertion>
            <office:change-info>
              <dc:creator>Alba Neila</dc:creator>
              <dc:date>2013-11-24T23:15:00</dc:date>
            </office:change-info>
          </text:insertion>
        </text:changed-region>
        <text:changed-region xml:id="ct108102336" text:id="ct108102336">
          <text:insertion>
            <office:change-info>
              <dc:creator>Alba Neila</dc:creator>
              <dc:date>2013-11-24T23:16:00</dc:date>
            </office:change-info>
          </text:insertion>
        </text:changed-region>
        <text:changed-region xml:id="ct108102440" text:id="ct108102440">
          <text:insertion>
            <office:change-info>
              <dc:creator>Alba Neila</dc:creator>
              <dc:date>2013-11-24T23:22:00</dc:date>
            </office:change-info>
          </text:insertion>
        </text:changed-region>
        <text:changed-region xml:id="ct108102544" text:id="ct108102544">
          <text:insertion>
            <office:change-info>
              <dc:creator>Alba Neila</dc:creator>
              <dc:date>2013-11-24T23:24:00</dc:date>
            </office:change-info>
          </text:insertion>
        </text:changed-region>
        <text:changed-region xml:id="ct108102648" text:id="ct108102648">
          <text:insertion>
            <office:change-info>
              <dc:creator>Alba Neila</dc:creator>
              <dc:date>2013-11-24T23:25:00</dc:date>
            </office:change-info>
          </text:insertion>
        </text:changed-region>
        <text:changed-region xml:id="ct108102752" text:id="ct108102752">
          <text:insertion>
            <office:change-info>
              <dc:creator>Alba Neila</dc:creator>
              <dc:date>2013-11-24T23:26:00</dc:date>
            </office:change-info>
          </text:insertion>
        </text:changed-region>
        <text:changed-region xml:id="ct108102856" text:id="ct108102856">
          <text:insertion>
            <office:change-info>
              <dc:creator>Alba Neila</dc:creator>
              <dc:date>2013-11-24T23: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8"><text:change-start text:change-id="ct107923432"/>UNIVERSIDAD DE BURGOS</text:p>
      <text:p text:style-name="P32">ESCUELA POLITÉCNICA SUPERIOR</text:p>
      <text:p text:style-name="P33"/>
      <text:p text:style-name="P31">MÁSTER UNIVERSITARIO EN INGENIERÍA INFORMÁTICA</text:p>
      <text:p text:style-name="P30"/>
      <text:p text:style-name="P29"><draw:frame draw:style-name="fr8" draw:name="gráficos1" text:anchor-type="paragraph" svg:width="5.56cm" svg:height="7.999cm" draw:z-index="0"><draw:image xlink:href="Pictures/2000000B0000232E0000380CB876C5BE.svm" xlink:type="simple" xlink:show="embed" xlink:actuate="onLoad"/></draw:frame></text:p>
      <text:p text:style-name="P27">TRABAJO FIN DE MÁSTER</text:p>
      <text:p text:style-name="P28">Aplicación web para la realización de ejercicios paleográficos</text:p>
      <text:p text:style-name="P24"/>
      <text:p text:style-name="P24"/>
      <text:p text:style-name="P27">MEMORIA</text:p>
      <text:p text:style-name="P5"/>
      <text:p text:style-name="P5"/>
      <text:p text:style-name="P24"><text:change-end text:change-id="ct107923432"/></text:p>
      <text:section text:style-name="Sect1" text:name="Sección1">
        <text:p text:style-name="P4"><text:change-start text:change-id="ct107923848"/>Tutor</text:p>
        <text:p text:style-name="P5">Álvaro Herrero Cosio</text:p>
        <text:p text:style-name="P4">Autora</text:p>
        <text:p text:style-name="P5">Alba Neila Neila</text:p>
        <text:p text:style-name="P4"><text:change-end text:change-id="ct107923848"/><text:change-start text:change-id="ct107923952"/>Colaboración</text:p>
        <text:p text:style-name="P5">Sonia Serna<text:change-end text:change-id="ct107923952"/></text:p>
      </text:section>
      <text:p text:style-name="P31"><text:change-start text:change-id="ct107923536"/></text:p>
      <text:p text:style-name="P31"/>
      <text:p text:style-name="P26">Burgos, Febrero 2014<text:change-end text:change-id="ct107923536"/><text:change-start text:change-id="ct107924056"/></text:p>
      <text:h text:style-name="Heading_20_1" text:outline-level="1"><text:soft-page-break/>Introducción</text:h>
      <text:h text:style-name="Heading_20_1" text:outline-level="1">Objetivos</text:h>
      <text:h text:style-name="Heading_20_1" text:outline-level="1">Conceptos teóricos</text:h>
      <text:h text:style-name="Heading_20_1" text:outline-level="1">Técnicas y herramientas</text:h>
      <text:h text:style-name="Heading_20_2" text:outline-level="2" text:restart-numbering="true" text:start-value="-1">4.1. Control de versiones</text:h>
      <text:p text:style-name="Standard">El <text:span text:style-name="T3">control de versiones</text:span>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6417616109428401753" text:style-name="L7">
        <text:list-item>
          <text:p text:style-name="P45"><text:span text:style-name="T1">Locales</text:span>: el método más básico. Consiste en copiar las distintas versiones en directorios diferentes, guardando por ejemplo, la fecha, hora y una descripción de los cambios realizados en una base de datos. </text:p>
          <text:p text:style-name="P45">Una de las herramientas más popular fue un sistema llamado <text:span text:style-name="T3">rcs</text:span>, que consistía en el guardado de parches en disco, con los cambios realizados de una versión a otra, y que permitía posteriormente recrear versiones <text:s/>sumando dichos parches.</text:p>
        </text:list-item>
        <text:list-item>
          <text:p text:style-name="P45"><text:span text:style-name="T1">Centralizados</text:span>: estos sistemas cuentan con un servidor central que contiene todos los archivos versionados. Los clientes se descargan los archivos, realizan cambios y los vuelven a enviar al servidor. <text:change-end text:change-id="ct107924056"/><text:change-start text:change-id="ct107924160"/><text:s/>Si este falla o se corrompe se paraliza el desarrollo o se puede llegar a perder todo el trabajo.<text:change-end text:change-id="ct107924160"/><text:change-start text:change-id="ct107924264"/></text:p>
        </text:list-item>
      </text:list>
      <text:p text:style-name="Standard"><text:tab/>Algunas de las herramientas más utilizadas son S<text:span text:style-name="T3">ubversion</text:span> y <text:span text:style-name="T3">CVS</text:span>.<text:change-end text:change-id="ct107924264"/><text:change-start text:change-id="ct107924368"/></text:p>
      <text:list xml:id="list29505381" text:continue-numbering="true" text:style-name="L7">
        <text:list-item>
          <text:p text:style-name="P45"><text:span text:style-name="T1">Distribuidos</text:span>: estos sistemas se caracterizan porque no hay un repositorio central. Cada cliente realiza una copia completa del repositorio del proyecto, generándose un repositorio local.<text:change-end text:change-id="ct107924368"/><text:change-start text:change-id="ct107924472"/> De modo que si un servidor falla, es posible restaurarlo mediante las copias de otros clientes.<text:change-end text:change-id="ct107924472"/><text:change-start text:change-id="ct107924576"/><text:tab/><text:change-end text:change-id="ct107924576"/><text:change-start text:change-id="ct107924680"/> <text:change-end text:change-id="ct107924680"/><text:change-start text:change-id="ct107924784"/></text:p>
          <text:p text:style-name="P45">Algunas de las herramientas más utilizadas son Mercurial y Git.</text:p>
          <text:p text:style-name="P54">Este última es la que se va a utilizar como sistema de control de versiones en el desarrollo de este proyecto.<text:change-end text:change-id="ct107924784"/><text:change-start text:change-id="ct107924888"/> Ha sido elegida por<text:change-end text:change-id="ct107924888"/><text:change-start text:change-id="ct107924992"/>que nos permite trabajar<text:change-end text:change-id="ct107924992"/><text:change-start text:change-id="ct107925096"/> sin conexión a <text:change-end text:change-id="ct107925096"/><text:change-start text:change-id="ct107925200"/>Internet, <text:change-end text:change-id="ct107925200"/><text:change-start text:change-id="ct107925304"/>haciendo <text:span text:style-name="T3">commits</text:span> en nuestra máquina local y dejando la sincronización de todos los cambios realizados para otro momento.<text:change-end text:change-id="ct107925304"/><text:change-start text:change-id="ct107925408"/> Además de por ser flexible y rápido<text:change-end text:change-id="ct107925408"/><text:change-start text:change-id="ct107925512"/>, ya que realiza los cambios en local y está escrito en C, lo que reduce la sobrecarga del tiempo de ejecución asociado a lenguajes de alto nivel.</text:p>
          <text:p text:style-name="P59"><text:soft-page-break/>[<text:sequence-ref text:reference-format="category-and-value" text:ref-name="refBibliografía0">1</text:sequence-ref> git-scm]</text:p>
        </text:list-item>
      </text:list>
      <text:h text:style-name="P56" text:outline-level="3"><text:change-end text:change-id="ct107925512"/><text:change-start text:change-id="ct107925616"/>4.1.1. Git</text:h>
      <text:p text:style-name="P38"><draw:frame draw:style-name="fr1" draw:name="Marco4" text:anchor-type="paragraph" svg:x="0.051cm" svg:y="0.085cm" svg:width="1.351cm" draw:z-index="5"><draw:text-box fo:min-height="0.884cm"><text:p text:style-name="Frame_20_contents"/></draw:text-box></draw:frame><text:span text:style-name="T3">Git</text:span> es un software de control de versiones distribuido, inicialmente desarrollado por Linus Torvalds, el creador de Linux.</text:p>
      <text:p text:style-name="Standard">Es distribuido bajo la licencia GPLv2, lo <text:span text:style-name="T11">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2" draw:name="Marco1" text:anchor-type="paragraph" svg:width="9.98cm" draw:z-index="1"><draw:text-box fo:min-height="3.09cm"><text:p text:style-name="Illustration"><draw:frame draw:style-name="fr9" draw:name="gráficos2" text:anchor-type="paragraph" svg:x="0.004cm" svg:y="0.002cm" svg:width="9.98cm" style:rel-width="100%" svg:height="3.09cm" style:rel-height="scale" draw:z-index="2"><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p></draw:text-box></draw:frame></text:p>
      <text:list xml:id="list5122114083631258449" text:style-name="L8">
        <text:list-item>
          <text:p text:style-name="P46"><text:span text:style-name="T12">Directorio de Git</text:span>: donde se almacenan los objetos que mantienen el historial con los cambios que se han producido en proyecto.</text:p>
        </text:list-item>
        <text:list-item>
          <text:p text:style-name="P46"><text:span text:style-name="T12">Directorio de trabajo</text:span>: contiene los archivos de la versión actual del proyecto sobre los que se realizan los cambios.</text:p>
        </text:list-item>
        <text:list-item>
          <text:p text:style-name="P46"><text:span text:style-name="T12">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29514166" text:continue-list="list5650568547603208959" text:style-name="L3">
        <text:list-item>
          <text:p text:style-name="P9">Modificado (<text:span text:style-name="T3">modified</text:span>): ha sido modificado desde que se obtuvo el repositorio pero todavía no se ha preparado para añadir a la base de datos. Se encuentra en el directorio de trabajo.</text:p>
        </text:list-item>
        <text:list-item>
          <text:p text:style-name="P9">Preparado (<text:span text:style-name="T3">staged</text:span>): ha sido modificado y ha sido marcado para que vaya en la próxima confirmación. Se encuentra en el área de preparación.</text:p>
        </text:list-item>
        <text:list-item>
          <text:p text:style-name="P9">Confirmado (<text:span text:style-name="T3">committed</text:span>): se encuentra almacenado de forma segura en la base de datos local, en el directorio de Git.</text:p>
        </text:list-item>
      </text:list>
      <text:h text:style-name="Heading_20_2" text:outline-level="2">4.2. GitHub</text:h>
      <text:p text:style-name="Standard"><draw:frame draw:style-name="fr3" draw:name="Marco3" text:anchor-type="paragraph" svg:x="0.201cm" svg:y="-0.108cm" svg:width="1.36cm" draw:z-index="4"><draw:text-box fo:min-height="1.05cm"><text:p text:style-name="Frame_20_contents"/></draw:text-box></draw:frame><text:span text:style-name="T13">E</text:span>s una plataforma de desarrollo colaborativo de software que permite alojar proyectos utilizando el sistema de control de versiones Git.</text:p>
      <text:p text:style-name="Standard">Es gratuita para proyectos open source, que se almacenan de forma pública. Para almacenamiento privado se requiere una cuenta de pago.</text:p>
      <text:p text:style-name="Standard">Entre las principales ventajas que nos ofrece se encuentran:</text:p>
      <text:list xml:id="list2376896823977938559" text:style-name="L9">
        <text:list-item>
          <text:p text:style-name="P47"><text:soft-page-break/>Una wiki y una página web para cada proyecto</text:p>
        </text:list-item>
        <text:list-item>
          <text:p text:style-name="P47">Un gráfico que muestra cómo los desarrolladores trabajan en sus repositorios<text:change-end text:change-id="ct107925616"/><text:change-start text:change-id="ct107925720"/></text:p>
        </text:list-item>
        <text:list-item>
          <text:p text:style-name="P47">Un sistema de seguimiento de problemas, que permite a<text:change-end text:change-id="ct107925720"/><text:change-start text:change-id="ct107925824"/> los miembros de tu equipo detallar problemas con tu software o realizar sugerencias.<text:change-end text:change-id="ct107925824"/></text:p>
        </text:list-item>
        <text:list-item>
          <text:p text:style-name="P47"><text:change-start text:change-id="ct107926032"/>Un visor de ramas donde se pueden comparar los progresos realizados en las distintas ramas de un repositorio.<text:change-end text:change-id="ct107926032"/><text:change-start text:change-id="ct108099528"/></text:p>
        </text:list-item>
        <text:list-item>
          <text:p text:style-name="P47">Funcionalidades de tipo red social, como la posibilidad tener seguidores que miran tu proyecto.</text:p>
        </text:list-item>
        <text:list-item>
          <text:p text:style-name="P47">Funcionalidades para contribuir a mejorar el software de los demás, como la realización de forks<text:note text:id="ftn1" text:note-class="footnote"><text:note-citation>1</text:note-citation><text:note-body><text:p text:style-name="Footnote"><text:change-start text:change-id="ct107926136"/>Un fork consiste en clonar un repositorio ajeno (generar una copia en tu ordenador) para eliminar algún bug o <text:change-end text:change-id="ct107926136"/><text:change-start text:change-id="ct107926240"/>modificar cosas de él.<text:change-end text:change-id="ct107926240"/></text:p></text:note-body></text:note> y la solicitud de pulls<text:note text:id="ftn2" text:note-class="footnote"><text:note-citation>2</text:note-citation><text:note-body><text:p text:style-name="Footnote"><text:change-start text:change-id="ct107926344"/>Una vez realizadas las modificaciones<text:change-end text:change-id="ct107926344"/><text:change-start text:change-id="ct108099320"/> (fork), se puede enviar un pull al dueño del proyecto para que analice los cambios y si lo considera oportuno<text:change-end text:change-id="ct108099320"/><text:change-start text:change-id="ct108099424"/>, los adjunte con el repositorio original.<text:change-end text:change-id="ct108099424"/></text:p></text:note-body></text:note>.</text:p>
        </text:list-item>
      </text:list>
      <text:p text:style-name="Standard"><text:span text:style-name="T3">GitHub</text:span>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text:p>
      <text:p text:style-name="Referencia">[<text:sequence-ref text:reference-format="category-and-value" text:ref-name="refBibliografía1">2</text:sequence-ref> Conociendogithub] </text:p>
      <text:h text:style-name="Heading_20_3" text:outline-level="3">4.2.1. GitHub for Windows</text:h>
      <text:p text:style-name="Standard"><draw:frame draw:style-name="fr4" draw:name="Marco2" text:anchor-type="paragraph" svg:y="0.051cm" svg:width="1.462cm" draw:z-index="3"><draw:text-box fo:min-height="1.21cm"><text:p text:style-name="Frame_20_contents"/></draw:text-box></draw:frame>Es una aplicación cliente que se ejecuta en Windows XP, Vista, 7 y 8, y que al igual que <text:span text:style-name="T3">GitHub</text:span>,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span text:style-name="T3">GitHub</text:span>.</text:p>
      <text:p text:style-name="Referencia">[<text:sequence-ref text:reference-format="category-and-value" text:ref-name="refBibliografía2">3</text:sequence-ref> GitHub for Windows]</text:p>
      <text:h text:style-name="Heading_20_2" text:outline-level="2">4.3. Aptana Studio 3</text:h>
      <text:p text:style-name="Standard"><draw:frame draw:style-name="fr5" draw:name="Marco5" text:anchor-type="paragraph" svg:x="0.201cm" svg:y="-0.108cm" svg:width="1.462cm" draw:z-index="6"><draw:text-box fo:min-height="0.85cm"><text:p text:style-name="Frame_20_contents"/></draw:text-box></draw:frame>Es un entorno de desarrollo integrado de software libre, basado en Eclipse y desarrollado por Aptana Inc. Nos permite crear y probar páginas y aplicaciones web dinámicas en un único entorno. Tiene licencia GNU y es multiplataforma.</text:p>
      <text:p text:style-name="Referencia">[<text:sequence-ref text:reference-format="category-and-value" text:ref-name="refBibliografía3">4</text:sequence-ref> Wiki Aptana Studio]</text:p>
      <text:p text:style-name="Standard">Entre sus características destacan:</text:p>
      <text:list xml:id="list7771330092103454212" text:style-name="L10">
        <text:list-item>
          <text:p text:style-name="P48">Asistente de código para HTML, CSS y JavaScript, y soporte para <text:change-end text:change-id="ct108099528"/><text:change-start text:change-id="ct108099632"/>las últimas especificaciones de HTML5, CSS3, Ruby, Rails, Php, Ajax, Python y Adobe AIR.<text:change-end text:change-id="ct108099632"/><text:change-start text:change-id="ct108099944"/></text:p>
        </text:list-item>
        <text:list-item>
          <text:p text:style-name="P48"><text:soft-page-break/>Integración con Git, permitiendo almacenar proyectos creados bajo este sistema de control de versiones y facilitando el realizar las labores típicas de Git.</text:p>
        </text:list-item>
        <text:list-item>
          <text:p text:style-name="P48">Terminal integrado en la interfaz para ejecutar comandos.</text:p>
        </text:list-item>
        <text:list-item>
          <text:p text:style-name="P48">Depurador integrado, que permite establecer puntos de ruptura, inspeccionar variables y controlar la ejecución.</text:p>
        </text:list-item>
        <text:list-item>
          <text:p text:style-name="P48">Asistente de despliegue, que incluye configuraciones sencillas para la sincronización de múltiples protocolos, y ofrece la posibilidad de publicar los proyectos de Ruby y Rails en servicios de alojamiento, como Heroku y Engine Yard.<text:note text:id="ftn3" text:note-class="footnote"><text:note-citation>3</text:note-citation><text:note-body><text:p text:style-name="Footnote"><text:change-start text:change-id="ct108099736"/>S<text:change-end text:change-id="ct108099736"/><text:change-start text:change-id="ct108099840"/>on servicios de hospedaje de aplicaciones en la nube.<text:change-end text:change-id="ct108099840"/></text:p></text:note-body></text:note></text:p>
        </text:list-item>
        <text:list-item>
          <text:p text:style-name="P48">Personalización del IDE según nuestras necesidades de lenguaje de desarrollo y preferencia de colores.</text:p>
        </text:list-item>
        <text:list-item>
          <text:p text:style-name="P48">Compatibilidad para instalarse como extensión de Eclipse (versión 3.5 o superior).</text:p>
        </text:list-item>
      </text:list>
      <text:p text:style-name="Standard">Según los datos publicados en la página oficial de Aptana, la aplicación cuento con un total de 6.144.699 descargas, lo que demuestra que es una aplicación muy popular y demandada por los usuarios.</text:p>
      <text:p text:style-name="Referencia">[<text:sequence-ref text:reference-format="category-and-value" text:ref-name="refBibliografía4">5</text:sequence-ref> Aptana] [<text:sequence-ref text:reference-format="category-and-value" text:ref-name="refBibliografía5">6</text:sequence-ref> Bilib]</text:p>
      <text:h text:style-name="Heading_20_2" text:outline-level="2"><text:change-end text:change-id="ct108099944"/><text:change-start text:change-id="ct108100048"/><text:s/><text:change-end text:change-id="ct108100048"/><text:change-start text:change-id="ct108100152"/>4.4. XAMPP</text:h>
      <text:p text:style-name="Standard"><draw:frame draw:style-name="fr6" draw:name="Marco6" text:anchor-type="paragraph" svg:x="0.201cm" svg:y="-0.108cm" svg:width="1.462cm" draw:z-index="7"><draw:text-box fo:min-height="0.85cm"><text:p text:style-name="Frame_20_contents"/></draw:text-box></draw:frame><text:change-end text:change-id="ct108100152"/><text:change-start text:change-id="ct108100256"/>E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 X.</text:p>
      <text:p text:style-name="Standard">El nombre proviene del acrónimo: <text:span text:style-name="T1">X</text:span>, que significa “para cualquiera de los diferentes sistemas operativos”, <text:span text:style-name="T1">A</text:span>pache, <text:span text:style-name="T1">M</text:span>ySQL, <text:span text:style-name="T1">P</text:span>hp, <text:span text:style-name="T1">P</text:span>erl.</text:p>
      <text:p text:style-name="Standard"><text:span text:style-name="T3">XAMPP</text:span> está pensado para ser fácil de instalar y para permitir a los diseñadores de sitios webs testear su trabajo en sus propios ordenadores sin ningún acceso a Internet. Sin embargo, en la práctica es utilizado como servidor de sitios Web, ya que con algunas modificaciones, es generalmente lo suficientemente seguro.</text:p>
      <text:p text:style-name="Referencia"><text:change-end text:change-id="ct108100256"/><text:change-start text:change-id="ct108100360"/><text:s/><text:change-end text:change-id="ct108100360"/><text:change-start text:change-id="ct108100464"/>[<text:sequence-ref text:reference-format="category-and-value" text:ref-name="refBibliografía6">7</text:sequence-ref> Wiki XAMPP] [<text:sequence-ref text:reference-format="category-and-value" text:ref-name="refBibliografía7">8</text:sequence-ref> Apachefriends]<text:change-end text:change-id="ct108100464"/><text:change-start text:change-id="ct108100776"/></text:p>
      <text:h text:style-name="Heading_20_2" text:outline-level="2">4.5. StarUML</text:h>
      <text:p text:style-name="Standard"><draw:frame draw:style-name="fr7" draw:name="Marco7" text:anchor-type="paragraph" svg:x="0.201cm" svg:y="0.131cm" svg:width="1.462cm" draw:z-index="8"><draw:text-box fo:min-height="1.064cm"><text:p text:style-name="Frame_20_contents"/></draw:text-box></draw:frame>Es una herramienta open source para modelar software, basándose en los estándares UML<text:note text:id="ftn4" text:note-class="footnote"><text:note-citation>4</text:note-citation><text:note-body><text:p text:style-name="Footnote"><text:change-start text:change-id="ct108100568"/>Unified Modeling Language<text:change-end text:change-id="ct108100568"/></text:p></text:note-body></text:note> y DMA<text:note text:id="ftn5" text:note-class="footnote"><text:note-citation>5</text:note-citation><text:note-body><text:p text:style-name="Footnote"><text:change-start text:change-id="ct108100672"/>Model Driven Arquitecture<text:change-end text:change-id="ct108100672"/></text:p></text:note-body></text:note>. Sólo es compatible con el sistema operativo Windows.</text:p>
      <text:p text:style-name="Standard">Nos permite la realización de una gran variedad de diagramas, soportando la versión UML 2.0:</text:p>
      <text:list xml:id="list2171786851266662564" text:style-name="L11">
        <text:list-item>
          <text:p text:style-name="P49"><text:soft-page-break/>Diagramas de casos de uso, de clase, de secuencia, de colaboración, de estados, de actividad, de componentes, de despliegue y de composición estructural.</text:p>
        </text:list-item>
      </text:list>
      <text:p text:style-name="Standard">Además ofrece la capacidad de generar código a partir de <text:span text:style-name="T11">los</text:span> diagramas y viceversa, en C++, C# y Java. También genera documentación en formatos Word, Excel y PowerPoint sobre los diagramas.</text:p>
      <text:p text:style-name="Standard">Hemos elegido esta herramienta para modelar la aplicación del proyecto, ya que es open source y nos permite realizar todos los diagramas que necesitamos sin tener que utilizar más herramientas distintas.</text:p>
      <text:p text:style-name="Referencia">[<text:sequence-ref text:reference-format="category-and-value" text:ref-name="refBibliografía8">9</text:sequence-ref> staruml]</text:p>
      <text:p text:style-name="Standard"/>
      <text:p text:style-name="Standard"><text:change-end text:change-id="ct108100776"/><text:change-start text:change-id="ct108100880"/><text:s/><text:change-end text:change-id="ct108100880"/><text:change-start text:change-id="ct108100984"/></text:p>
      <text:p text:style-name="Standard"><text:change-end text:change-id="ct108100984"/><text:change-start text:change-id="ct108101088"/></text:p>
      <text:p text:style-name="Standard"/>
      <text:p text:style-name="P36"/>
      <text:h text:style-name="Heading_20_1" text:outline-level="1">Aspectos relevantes</text:h>
      <text:h text:style-name="Heading_20_1" text:outline-level="1">Trabajos relacionados</text:h>
      <text:h text:style-name="Heading_20_1" text:outline-level="1">Conclusiones</text:h>
      <text:h text:style-name="Heading_20_1" text:outline-level="1">Líneas de trabajo futuras<text:change-end text:change-id="ct108101088"/><text:change-start text:change-id="ct108101192"/></text:h>
      <text:h text:style-name="Heading_20_1" text:outline-level="1"><text:change-end text:change-id="ct108101192"/><text:change text:change-id="ct108101504"/><text:change text:change-id="ct108101400"/><text:change text:change-id="ct108101296"/><text:change-start text:change-id="ct108101608"/>Bibliografía</text:h>
      <text:p text:style-name="Referencia"><text:change-end text:change-id="ct108101608"/><text:change-start text:change-id="ct108101712"/><text:sequence text:ref-name="refBibliografía0" text:name="Bibliografía" text:formula="ooow:Bibliografía+1" style:num-format="1">1</text:sequence><text:change-end text:change-id="ct108101712"/><text:change-start text:change-id="ct108101816"/>. <text:change-end text:change-id="ct108101816"/><text:change-start text:change-id="ct108101920"/>[git-scm], URL: <text:change-end text:change-id="ct108101920"/><text:change-start text:change-id="ct108102024"/><text:a xlink:type="simple" xlink:href="http://git-scm.com/">http://git-scm.com/</text:a> <text:change-end text:change-id="ct108102024"/><text:change-start text:change-id="ct108102128"/>, Fecha: <text:date style:data-style-name="N37" text:date-value="2013-11-24T23:14:21.54" text:fixed="true">24/11/13</text:date></text:p>
      <text:p text:style-name="Referencia"><text:change-end text:change-id="ct108102128"/><text:change-start text:change-id="ct108102232"/><text:sequence text:ref-name="refBibliografía1" text:name="Bibliografía" text:formula="ooow:Bibliografía+1" style:num-format="1">2</text:sequence>. [Conociendogithub], URL: <text:a xlink:type="simple" xlink:href="http://conociendogithub.readthedocs.org/">http://conociendogithub.readthedocs.org</text:a> , Fe<text:change-end text:change-id="ct108102232"/><text:change-start text:change-id="ct108102336"/>cha: <text:date style:data-style-name="N37" text:date-value="2013-11-24T23:16:06.01" text:fixed="true">24/11/13</text:date><text:change-end text:change-id="ct108102336"/><text:change-start text:change-id="ct108102440"/></text:p>
      <text:p text:style-name="Referencia"><text:sequence text:ref-name="refBibliografía2" text:name="Bibliografía" text:formula="ooow:Bibliografía+1" style:num-format="1">3</text:sequence>. [GitHub for Windows], URL: <text:a xlink:type="simple" xlink:href="http://windows.github.com/">http://windows.github.com/</text:a>, Fecha: <text:date style:data-style-name="N37" text:date-value="2013-11-24T23:22:59.56" text:fixed="true">24/11/13</text:date><text:change-end text:change-id="ct108102440"/><text:change-start text:change-id="ct108102544"/></text:p>
      <text:p text:style-name="Referencia"><text:sequence text:ref-name="refBibliografía3" text:name="Bibliografía" text:formula="ooow:Bibliografía+1" style:num-format="1">4</text:sequence>. [Wiki Aptana Studio], URL: <text:a xlink:type="simple" xlink:href="http://es.wikipedia.org/wiki/Aptana_Studio">http://es.wikipedia.org/wiki/Aptana_Studio</text:a>, Fecha: <text:date style:data-style-name="N37" text:date-value="2013-11-24T23:24:42.74" text:fixed="true">24/11/13</text:date><text:change-end text:change-id="ct108102544"/><text:change-start text:change-id="ct108102648"/></text:p>
      <text:p text:style-name="Referencia"><text:sequence text:ref-name="refBibliografía4" text:name="Bibliografía" text:formula="ooow:Bibliografía+1" style:num-format="1">5</text:sequence>. [Aptana], URL: <text:a xlink:type="simple" xlink:href="http://www.aptana.com/products/studio3">http://www.aptana.com/products/studio3</text:a>, Fecha: <text:date style:data-style-name="N37" text:date-value="2013-11-24T23:25:34.48" text:fixed="true">24/11/13</text:date></text:p>
      <text:p text:style-name="Referencia"><text:sequence text:ref-name="refBibliografía5" text:name="Bibliografía" text:formula="ooow:Bibliografía+1" style:num-format="1">6</text:sequence>. [Bilib], URL: <text:a xlink:type="simple" xlink:href="http://www.bilib.es/recursos/analisis-de-aplicaciones/analisis/doc/analisis-de-aplicacion-aptana-studio-3-1/">http://www.bilib.es/recursos/analisis-de-aplicaciones/analisis/doc/analisis-de-aplicacion-aptana-studio-3-1/</text:a>, Fecha: <text:date style:data-style-name="N37" text:date-value="2013-11-24T23:28:59.87" text:fixed="true">24/11/13</text:date></text:p>
      <text:p text:style-name="Referencia"><text:sequence text:ref-name="refBibliografía6" text:name="Bibliografía" text:formula="ooow:Bibliografía+1" style:num-format="1">7</text:sequence>. [Wiki XAMPP], URL: <text:a xlink:type="simple" xlink:href="http://es.wikipedia.org/wiki/XAMPP">http://es.wikipedia.org/wiki/XAMPP</text:a>, Fecha: <text:date style:data-style-name="N37" text:date-value="2013-11-24T23:30:00.05" text:fixed="true">24/11/13</text:date></text:p>
      <text:p text:style-name="Referencia"><text:change-end text:change-id="ct108102648"/><text:change-start text:change-id="ct108102752"/><text:sequence text:ref-name="refBibliografía7" text:name="Bibliografía" text:formula="ooow:Bibliografía+1" style:num-format="1">8</text:sequence>. [Apachefriends], URL: <text:a xlink:type="simple" xlink:href="http://www.apachefriends.org/es/xampp.html">http://www.apachefriends.org/es/xampp.html</text:a>, Fecha: <text:date style:data-style-name="N37" text:date-value="2013-11-24T23:26:36.44" text:fixed="true">24/11/13</text:date><text:change-end text:change-id="ct108102752"/><text:change-start text:change-id="ct108102856"/></text:p>
      <text:p text:style-name="Referencia"><text:soft-page-break/><text:sequence text:ref-name="refBibliografía8" text:name="Bibliografía" text:formula="ooow:Bibliografía+1" style:num-format="1">9</text:sequence>. [staruml], URL: <text:a xlink:type="simple" xlink:href="http://staruml.sourceforge.net/en/">http://staruml.sourceforge.net/en/</text:a>, Fecha: <text:date style:data-style-name="N37" text:date-value="2013-11-24T23:27:53.50" text:fixed="true">24/11/13</text:date></text:p>
      <text:p text:style-name="Standard"><text:change-end text:change-id="ct1081028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14640904" text:id="ct214640904">
            <text:insertion>
              <office:change-info>
                <dc:creator>Alba Neila</dc:creator>
                <dc:date>2013-11-14T14:06:00</dc:date>
              </office:change-info>
            </text:insertion>
          </text:changed-region>
          <text:changed-region xml:id="ct214641008" text:id="ct214641008">
            <text:format-change>
              <office:change-info>
                <dc:creator>Alba Neila</dc:creator>
                <dc:date>2013-11-14T14:04:00</dc:date>
              </office:change-info>
            </text:format-change>
          </text:changed-region>
        </text:tracked-changes>
        <text:p text:style-name="MP1"><text:change-start text:change-id="ct214640904"/></text:p>
        <text:p text:style-name="MP2"><text:change-end text:change-id="ct214640904"/><text:change-start text:change-id="ct214641008"/>TFM: Aplicación web para la realización de ejercicios paleográficos</text:p>
        <text:p text:style-name="MP3">Alba Neila Neila</text:p>
        <text:p text:style-name="MP4"><text:change-end text:change-id="ct214641008"/></text:p>
      </style:header>
      <style:footer>
        <text:p text:style-name="MP5">Página <text:page-number text:select-page="current">5</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00</meta:editing-cycles>
    <meta:creation-date>2013-10-23T08:35:00</meta:creation-date>
    <dc:date>2013-11-25T09:36:15.44</dc:date>
    <meta:editing-duration>PT15H15M45S</meta:editing-duration>
    <meta:generator>OpenOffice/4.0.1$Win32 OpenOffice.org_project/401m5$Build-9714</meta:generator>
    <dc:creator>Alba Neila</dc:creator>
    <meta:document-statistic meta:table-count="0" meta:image-count="2" meta:object-count="0" meta:page-count="7" meta:paragraph-count="183" meta:word-count="2422" meta:character-count="155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